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ato" svg:font-family="Lato, sans-serif"/>
    <style:font-face style:name="Liberation Serif" svg:font-family="'Liberation Serif'" style:font-family-generic="roman" style:font-pitch="variable"/>
    <style:font-face style:name="OpenSymbol" svg:font-family="OpenSymbol" style:font-charset="x-symbol"/>
    <style:font-face style:name="QuattrocentoSans" svg:font-family="Quattrocento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weight="bold" officeooo:rsid="0017ef75" officeooo:paragraph-rsid="0017ef75" style:font-weight-asian="bold" style:font-weight-complex="bold"/>
    </style:style>
    <style:style style:name="P2" style:family="paragraph" style:parent-style-name="Standard">
      <style:paragraph-properties fo:text-align="center" style:justify-single-word="false"/>
      <style:text-properties style:font-name="Calibri" fo:font-size="24pt" style:text-underline-style="solid" style:text-underline-width="auto" style:text-underline-color="font-color" fo:font-weight="bold" officeooo:rsid="0017ef75" officeooo:paragraph-rsid="0017ef75" style:font-size-asian="24pt" style:font-weight-asian="bold" style:font-size-complex="24pt" style:font-weight-complex="bold"/>
    </style:style>
    <style:style style:name="P3" style:family="paragraph" style:parent-style-name="Standard">
      <style:paragraph-properties fo:text-align="justify" style:justify-single-word="false"/>
      <style:text-properties style:font-name="Calibri" officeooo:rsid="0017ef75" officeooo:paragraph-rsid="0017ef75"/>
    </style:style>
    <style:style style:name="P4" style:family="paragraph" style:parent-style-name="Standard">
      <style:paragraph-properties fo:text-align="justify" style:justify-single-word="false"/>
      <style:text-properties style:font-name="Calibri" officeooo:rsid="001853ec" officeooo:paragraph-rsid="001853ec"/>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justify" style:justify-single-word="false"/>
      <style:text-properties style:font-name="Calibri" officeooo:rsid="001c6fb5" officeooo:paragraph-rsid="001c6fb5"/>
    </style:style>
    <style:style style:name="P7" style:family="paragraph" style:parent-style-name="Standard">
      <style:paragraph-properties fo:text-align="justify" style:justify-single-word="false"/>
      <style:text-properties style:font-name="Calibri" officeooo:rsid="001cf435" officeooo:paragraph-rsid="001cf435"/>
    </style:style>
    <style:style style:name="P8" style:family="paragraph" style:parent-style-name="Standard" style:list-style-name="L1">
      <style:paragraph-properties fo:text-align="justify" style:justify-single-word="false"/>
      <style:text-properties style:font-name="Calibri" officeooo:rsid="0017ef75" officeooo:paragraph-rsid="0017ef75"/>
    </style:style>
    <style:style style:name="P9" style:family="paragraph" style:parent-style-name="Standard" style:list-style-name="L1">
      <style:paragraph-properties fo:text-align="justify" style:justify-single-word="false"/>
      <style:text-properties style:font-name="Calibri" officeooo:rsid="001853ec" officeooo:paragraph-rsid="001853ec"/>
    </style:style>
    <style:style style:name="P10" style:family="paragraph" style:parent-style-name="Standard" style:list-style-name="L2">
      <style:paragraph-properties fo:text-align="justify" style:justify-single-word="false"/>
      <style:text-properties style:font-name="Calibri" officeooo:rsid="001853ec" officeooo:paragraph-rsid="001853ec"/>
    </style:style>
    <style:style style:name="P11" style:family="paragraph" style:parent-style-name="Standard" style:list-style-name="L1">
      <style:paragraph-properties fo:text-align="justify" style:justify-single-word="false"/>
      <style:text-properties style:font-name="Calibri" officeooo:rsid="001c6fb5" officeooo:paragraph-rsid="001c6fb5"/>
    </style:style>
    <style:style style:name="P12" style:family="paragraph" style:parent-style-name="Standard" style:list-style-name="L1">
      <style:paragraph-properties fo:text-align="justify" style:justify-single-word="false"/>
      <style:text-properties style:font-name="Calibri" officeooo:rsid="001cf435" officeooo:paragraph-rsid="001cf435"/>
    </style:style>
    <style:style style:name="P13" style:family="paragraph" style:parent-style-name="Standard" style:list-style-name="L1">
      <style:paragraph-properties fo:text-align="justify" style:justify-single-word="false"/>
      <style:text-properties style:font-name="Calibri" officeooo:rsid="00200beb" officeooo:paragraph-rsid="00200beb"/>
    </style:style>
    <style:style style:name="P14" style:family="paragraph" style:parent-style-name="Standard">
      <style:paragraph-properties fo:text-align="justify" style:justify-single-word="false"/>
      <style:text-properties style:font-name="Calibri" fo:font-weight="bold" officeooo:rsid="00206248" officeooo:paragraph-rsid="00206248" style:font-weight-asian="bold" style:font-weight-complex="bold"/>
    </style:style>
    <style:style style:name="P15" style:family="paragraph" style:parent-style-name="Standard">
      <style:paragraph-properties fo:text-align="justify" style:justify-single-word="false"/>
      <style:text-properties style:font-name="Calibri" fo:font-weight="normal" officeooo:rsid="00206248" officeooo:paragraph-rsid="00206248" style:font-weight-asian="normal" style:font-weight-complex="normal"/>
    </style:style>
    <style:style style:name="P16" style:family="paragraph" style:parent-style-name="Standard" style:list-style-name="L3">
      <style:paragraph-properties fo:text-align="justify" style:justify-single-word="false"/>
      <style:text-properties style:font-name="Calibri" fo:font-weight="normal" officeooo:rsid="00206248" officeooo:paragraph-rsid="00206248" style:font-weight-asian="normal" style:font-weight-complex="normal"/>
    </style:style>
    <style:style style:name="P17" style:family="paragraph" style:parent-style-name="Standard" style:list-style-name="L3">
      <style:paragraph-properties fo:text-align="justify" style:justify-single-word="false"/>
      <style:text-properties style:font-name="Calibri" fo:font-weight="normal" officeooo:rsid="00206248" officeooo:paragraph-rsid="0020f273" style:font-weight-asian="normal" style:font-weight-complex="normal"/>
    </style:style>
    <style:style style:name="P18" style:family="paragraph" style:parent-style-name="Standard" style:list-style-name="L5">
      <style:paragraph-properties fo:text-align="justify" style:justify-single-word="false"/>
      <style:text-properties style:font-name="Calibri" fo:font-weight="normal" officeooo:rsid="00206248" officeooo:paragraph-rsid="00206248" style:font-weight-asian="normal" style:font-weight-complex="normal"/>
    </style:style>
    <style:style style:name="P19" style:family="paragraph" style:parent-style-name="Standard" style:list-style-name="L6">
      <style:paragraph-properties fo:text-align="justify" style:justify-single-word="false"/>
      <style:text-properties style:font-name="Calibri" fo:font-weight="normal" officeooo:rsid="00206248" officeooo:paragraph-rsid="00206248" style:font-weight-asian="normal" style:font-weight-complex="normal"/>
    </style:style>
    <style:style style:name="P20" style:family="paragraph" style:parent-style-name="Standard" style:list-style-name="L7">
      <style:paragraph-properties fo:text-align="justify" style:justify-single-word="false"/>
      <style:text-properties style:font-name="Calibri" fo:font-weight="normal" officeooo:rsid="00206248" officeooo:paragraph-rsid="0020624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c6fb5" style:font-weight-asian="bold" style:font-weight-complex="bold"/>
    </style:style>
    <style:style style:name="T3" style:family="text">
      <style:text-properties officeooo:rsid="002536f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égression Linéaire</text:p>
      <text:p text:style-name="P5"/>
      <text:p text:style-name="P5"/>
      <text:p text:style-name="P5"/>
      <text:p text:style-name="P5"/>
      <text:p text:style-name="P5"/>
      <text:p text:style-name="P1">Définitions :</text:p>
      <text:list xml:id="list2256965982" text:style-name="L1">
        <text:list-item>
          <text:p text:style-name="P8">Régression Linéaire : méthode d'analyse statistique utilisée pour étudier la relation entre une variable dépendante continue et une ou plusieurs variables indépendantes, qui peuvent être continues ou catégorielles. L'objectif est de trouver une ligne droite (ou un hyperplan dans le cas de plusieurs variables indépendantes) qui minimise la distance entre les valeurs observées et prédites de la variable dépendante. Cette ligne droite peut ensuite être utilisée pour prédire les valeurs de la variable dépendante pour de nouvelles valeurs de variables indépendantes.</text:p>
        </text:list-item>
      </text:list>
      <text:p text:style-name="P3"/>
      <text:list xml:id="list140404165434546" text:continue-numbering="true" text:style-name="L1">
        <text:list-item>
          <text:p text:style-name="P8">Fonction coût : mesure de l'écart entre les valeurs prédites par le modèle et les valeurs réelles observées dans les données d'entraînement. La fonction coût est généralement définie comme la somme des carrés des différences entre les valeurs prédites et les valeurs réelles, divisée par le nombre d'observations dans l'ensemble d'entraînement. L'objectif de l'entraînement du modèle de régression linéaire est de minimiser cette fonction coût, ce qui implique de trouver les valeurs optimales des paramètres du modèle qui permettent de produire les meilleures prédictions possibles. On utilise souvent la méthode de la descente de gradient pour minimiser la fonction coût.</text:p>
        </text:list-item>
      </text:list>
      <text:p text:style-name="P3"/>
      <text:list xml:id="list140405327845688" text:continue-numbering="true" text:style-name="L1">
        <text:list-item>
          <text:p text:style-name="P9">Descente de gradient : méthode d'optimisation numérique utilisée pour minimiser une fonction de coût (ou fonction d'erreur) d'un modèle en ajustant ses paramètres. L'idée de base de la descente de gradient est de calculer itérativement la dérivée partielle de la fonction de coût par rapport à chaque paramètre du modèle, afin de déterminer la direction et le taux de changement des paramètres qui conduiront à la réduction la plus rapide de la fonction de coût. Cette direction est ensuite utilisée pour mettre à jour les valeurs des paramètres, en soustrayant un petit multiple de la dérivée partielle de chaque paramètre à sa valeur actuelle. En répétant ce processus jusqu'à ce que la fonction de coût soit minimisée, on peut trouver les valeurs optimales des paramètres du modèle. La descente de gradient est utilisée dans de nombreux types de modèles d'apprentissage automatique, y compris les réseaux de neurones, les régressions linéaires et les régressions logistiques, entre autres.</text:p>
        </text:list-item>
      </text:list>
      <text:p text:style-name="P4"/>
      <text:list xml:id="list140405466502229" text:continue-numbering="true" text:style-name="L1">
        <text:list-item>
          <text:p text:style-name="P11">Coefficient de détermination : Le coefficient de détermination, souvent noté R², est une mesure de la qualité d'ajustement d'un modèle de régression linéaire aux données observées. R² représente la proportion de la variance de la variable dépendante qui est expliquée par le modèle de régression linéaire. Il peut prendre des valeurs entre 0 et 1, où 0 indique que le modèle n'explique aucune variation de la variable dépendante et 1 indique que le modèle explique toute la variation de la variable dépendante.</text:p>
        </text:list-item>
      </text:list>
      <text:p text:style-name="P6"/>
      <text:list xml:id="list140405870304137" text:continue-numbering="true" text:style-name="L1">
        <text:list-item>
          <text:p text:style-name="P12">Méthode des moindres carrés : La méthode des moindres carrés est une méthode d'estimation de paramètres de modèle couramment utilisée dans la régression linéaire. Elle vise à minimiser la somme des carrés des différences entre les valeurs prédites par le modèle et les valeurs réelles de la variable dépendante. Pour cela, la méthode des <text:soft-page-break/>moindres carrés calcule les paramètres du modèle qui minimisent la somme des carrés des résidus, en utilisant des techniques d'optimisation telles que la descente de gradient ou la méthode normale.</text:p>
        </text:list-item>
      </text:list>
      <text:p text:style-name="P7"/>
      <text:list xml:id="list140404171367889" text:continue-numbering="true" text:style-name="L1">
        <text:list-item>
          <text:p text:style-name="P13">Erreur Absolue Moyenne :L'erreur absolue moyenne (MAE, pour Mean Absolute Error en anglais) est une mesure d'évaluation de la performance d'un modèle de régression. Elle est calculée comme la moyenne des valeurs absolues des différences entre les vraies valeurs de la variable cible et les valeurs prédites par le modèle.</text:p>
        </text:list-item>
      </text:list>
      <text:p text:style-name="P4"/>
      <text:p text:style-name="P4"/>
      <text:p text:style-name="P4"><text:span text:style-name="T2">Étapes de</text:span><text:span text:style-name="T1"> constru</text:span><text:span text:style-name="T2">ction d’</text:span><text:span text:style-name="T1">un modèle de régression linéaire :</text:span></text:p>
      <text:list text:style-name="L2">
        <text:list-item>
          <text:p text:style-name="P10">Collecter les données : recueillir des données sur les variables dépendantes et indépendantes.</text:p>
        </text:list-item>
        <text:list-item>
          <text:p text:style-name="P10">Explorer les données : effectuer une analyse exploratoire des données pour comprendre leur distribution, leur corrélation et détecter les valeurs aberrantes.</text:p>
        </text:list-item>
        <text:list-item>
          <text:p text:style-name="P10">Préparer les données : nettoyer les données, traiter les valeurs manquantes, convertir les données catégorielles en données numériques, normaliser les données si nécessaire.</text:p>
        </text:list-item>
        <text:list-item>
          <text:p text:style-name="P10">Diviser les données : diviser les données en un ensemble d'entraînement et un ensemble de test.</text:p>
        </text:list-item>
        <text:list-item>
          <text:p text:style-name="P10">Entraîner le modèle : ajuster le modèle aux données d'entraînement en utilisant la méthode de la descente de gradient ou d'autres algorithmes d'optimisation pour trouver les valeurs optimales des paramètres du modèle.</text:p>
        </text:list-item>
        <text:list-item>
          <text:p text:style-name="P10">Évaluer le modèle : évaluer la performance du modèle sur l'ensemble de test en utilisant des métriques telles que le coefficient de détermination (R²), l'erreur quadratique moyenne (EQM) ou l'erreur absolue moyenne (EAM).</text:p>
        </text:list-item>
        <text:list-item>
          <text:p text:style-name="P10">Utiliser le modèle : utiliser le modèle entraîné pour prédire les valeurs de la variable dépendante pour de nouvelles données.</text:p>
        </text:list-item>
        <text:list-item>
          <text:p text:style-name="P10">Optimiser le modèle : ajuster les paramètres du modèle ou ajouter des variables indépendantes pour améliorer la performance du modèle, si nécessaire.</text:p>
        </text:list-item>
        <text:list-item>
          <text:p text:style-name="P10">Déployer le modèle : mettre en œuvre le modèle dans un environnement de production, où il peut être utilisé pour des prédictions en temps réel.</text:p>
        </text:list-item>
      </text:list>
      <text:p text:style-name="P4"/>
      <text:p text:style-name="P4"/>
      <text:p text:style-name="P14">Sélection de variables</text:p>
      <text:list xml:id="list2342914242" text:style-name="L3">
        <text:list-item>
          <text:p text:style-name="P16">Pourquoi?</text:p>
        </text:list-item>
      </text:list>
      <text:p text:style-name="P15">Le choix de variables permet ainsi de compenser l'effet ”boıte noire” de certaines méthodes d'apprentissage. Par ailleurs, toujours dans un contexte d'apprentissage en vue d'une prédiction, la sélection de variables permet de minimiser les risques de sur-ajustement.</text:p>
      <text:p text:style-name="P15"/>
      <text:list xml:id="list140403841771632" text:continue-numbering="true" text:style-name="L3">
        <text:list-item>
          <text:p text:style-name="P16">Méthodes :</text:p>
          <text:list>
            <text:list-item>
              <text:p text:style-name="P16"><text:s/>Filter Method : Les méthodes de filtrage sont généralement utilisées comme étape de prétraitement. La sélection des fonctionnalités est indépendante de tout algorithme d'apprentissage automatique. Au lieu de cela, les caractéristiques sont sélectionnées sur la base de leurs scores dans divers tests statistiques pour leur corrélation avec la variable de résultat.</text:p>
            </text:list-item>
          </text:list>
        </text:list-item>
      </text:list>
      <text:p text:style-name="P15"/>
      <text:list xml:id="list140403918302659" text:continue-numbering="true" text:style-name="L3">
        <text:list-item>
          <text:list>
            <text:list-item>
              <text:p text:style-name="P17">Wrapper Method : Dans les méthodes wrapper, nous essayons d'utiliser un sous-ensemble de fonctionnalités et de former un modèle en les utilisant. Sur la base des déductions que nous tirons du modèle précédent, nous décidons d'ajouter ou de <text:soft-page-break/>supprimer des fonctionnalités de votre sous-ensemble. Le problème est essentiellement réduit à un problème de recherche. Ces méthodes sont généralement très coûteuses en temps de calcul.</text:p>
              <text:p text:style-name="P17">Certains exemples courants de méthodes wrapper sont la sélection de fonctionnalités en avant, l'élimination de fonctionnalités en arrière, l'élimination de fonctionnalités récursives, etc.</text:p>
            </text:list-item>
          </text:list>
        </text:list-item>
      </text:list>
      <text:list xml:id="list2794735631" text:style-name="L5">
        <text:list-item>
          <text:list>
            <text:list-item>
              <text:list>
                <text:list-item>
                  <text:p text:style-name="P18"><text:span text:style-name="T1">Sélection vers l'avant</text:span> : la sélection vers l'avant est une méthode itérative dans laquelle nous commençons par n'avoir aucune fonctionnalité dans le modèle. À chaque itération, nous continuons à ajouter la fonctionnalité qui améliore le mieux notre modèle jusqu'à ce que l'ajout d'une nouvelle variable n'améliore pas les performances du modèle.</text:p>
                </text:list-item>
                <text:list-item>
                  <text:p text:style-name="P18"><text:span text:style-name="T1">Élimination vers l'arrière</text:span> : dans l'élimination vers l'arrière, nous commençons par toutes les fonctionnalités et supprimons la fonctionnalité la moins significative à chaque itération, ce qui améliore les performances du modèle. Nous répétons cela jusqu'à ce qu'aucune amélioration ne soit observée lors de la suppression des fonctionnalités.</text:p>
                </text:list-item>
                <text:list-item>
                  <text:p text:style-name="P18"><text:span text:style-name="T1">Élimination récursive des fonctionnalités</text:span> : il s'agit d'un algorithme d'optimisation gourmand qui vise à trouver le sous-ensemble de fonctionnalités le plus performant. Il crée à plusieurs reprises des modèles et met de côté la fonctionnalité la plus performante ou la moins performante à chaque itération. Il construit le modèle suivant avec les fonctionnalités de gauche jusqu'à ce que toutes les fonctionnalités soient épuisées. Il classe ensuite les fonctionnalités en fonction de l'ordre de leur élimination.</text:p>
                </text:list-item>
              </text:list>
            </text:list-item>
          </text:list>
        </text:list-item>
      </text:list>
      <text:p text:style-name="P15"/>
      <text:list xml:id="list140404532721387" text:continue-list="list140403918302659" text:style-name="L3">
        <text:list-item>
          <text:list>
            <text:list-item>
              <text:p text:style-name="P16">Embedded Method : Les méthodes embarquées combinent les qualités des méthodes de filtrage et d'encapsulation. Il est implémenté par des algorithmes qui ont leurs propres méthodes de sélection de fonctionnalités intégrées.</text:p>
              <text:p text:style-name="P16">Certains des exemples les plus populaires de ces méthodes sont la régression LASSO et RIDGE qui ont des fonctions de pénalisation intégrées pour réduire le surajustement.</text:p>
            </text:list-item>
          </text:list>
        </text:list-item>
      </text:list>
      <text:list text:style-name="L6">
        <text:list-item>
          <text:list>
            <text:list-item>
              <text:list>
                <text:list-item>
                  <text:p text:style-name="P19">La <text:span text:style-name="T1">régression au lasso</text:span> effectue une régularisation L1 qui ajoute une pénalité équivalente à la valeur absolue de l'amplitude des coefficients.</text:p>
                </text:list-item>
                <text:list-item>
                  <text:p text:style-name="P19">La <text:span text:style-name="T1">régression Ridge</text:span> effectue une régularisation L2 qui ajoute une pénalité équivalente au carré de l'amplitude des coefficients.</text:p>
                </text:list-item>
              </text:list>
            </text:list-item>
          </text:list>
        </text:list-item>
      </text:list>
      <text:p text:style-name="P15"/>
      <text:p text:style-name="P15"/>
      <text:p text:style-name="P14">Hypothèses de régression linéaire</text:p>
      <text:list xml:id="list3333881177" text:style-name="L7">
        <text:list-item>
          <text:p text:style-name="P20">Exogénéité : L'exogénéité se définit de façon générale dans un modèle comme l'absence de corrélation entre les variables explicatives et le terme d'erreurs de ce modèle.</text:p>
        </text:list-item>
      </text:list>
      <text:p text:style-name="P15"/>
      <text:list xml:id="list140404880847582" text:continue-numbering="true" text:style-name="L7">
        <text:list-item>
          <text:p text:style-name="P20">Homoscédasticité : On parle d'homoscédasticité lorsque la variance des erreurs stochastiques de la régression est la même pour chaque observation i (de 1 à n observations). La notion d'homoscédasticité s'oppose à celle d'hétéroscédasticité, qui correspond au cas où la variance de l'erreur des variables est différente. Tandis que dans le cas d'hétéroscédasticité, nous avons Var[εi]=σi2, où σi2 peut être différent de σj2, pour i≠j, nous avons désormais Var[εi]=σ2 ∀i.</text:p>
        </text:list-item>
      </text:list>
      <text:p text:style-name="P15"/>
      <text:list xml:id="list140405411737450" text:continue-numbering="true" text:style-name="L7">
        <text:list-item>
          <text:p text:style-name="P20">Erreurs indépendantes : En apprentissage automatique (machine learning), l'hypothèse d'erreurs indépendantes peut également jouer un rôle important dans la construction de modèles prédictifs fiables. En effet, si les erreurs dans les données d'apprentissage sont <text:soft-page-break/>corrélées, cela peut conduire à des biais dans les prédictions du modèle.</text:p>
        </text:list-item>
      </text:list>
      <text:p text:style-name="P15"/>
      <text:list xml:id="list140405028205288" text:continue-numbering="true" text:style-name="L7">
        <text:list-item>
          <text:p text:style-name="P20">Normalité des erreurs : En machine learning, la normalité des erreurs (ou résidus) est une hypothèse courante dans les modèles de régression linéaire. Cette hypothèse stipule que les erreurs suivent une distribution normale (ou gaussienne) avec une moyenne de zéro et une variance constante.</text:p>
        </text:list-item>
      </text:list>
      <text:p text:style-name="P15"/>
      <text:list xml:id="list140405266987645" text:continue-numbering="true" text:style-name="L7">
        <text:list-item>
          <text:p text:style-name="P20">Non colinéarité des variables indépendante<text:span text:style-name="T3">s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ato" svg:font-family="Lato, sans-serif"/>
    <style:font-face style:name="Liberation Serif" svg:font-family="'Liberation Serif'" style:font-family-generic="roman" style:font-pitch="variable"/>
    <style:font-face style:name="OpenSymbol" svg:font-family="OpenSymbol" style:font-charset="x-symbol"/>
    <style:font-face style:name="QuattrocentoSans" svg:font-family="Quattrocento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21T14:04:03.680000000</dc:date>
    <meta:editing-duration>PT10H5M20S</meta:editing-duration>
    <meta:editing-cycles>14</meta:editing-cycles>
    <meta:generator>LibreOffice/7.4.2.3$Windows_X86_64 LibreOffice_project/382eef1f22670f7f4118c8c2dd222ec7ad009daf</meta:generator>
    <meta:document-statistic meta:table-count="0" meta:image-count="0" meta:object-count="0" meta:page-count="4" meta:paragraph-count="38" meta:word-count="1451" meta:character-count="9599" meta:non-whitespace-character-count="8220"/>
  </office:meta>
</office:document-meta>
</file>